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ntityManager.startGeneralEntity( String enti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EntityManager.startParameterEntity( String enti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EntityManager.addParameterEntity( String name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EntityManager.startDTDEntity( 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EntityManager.resolveEntity( String publicId , String systemId , String base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Manager.getEntitySca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Manager.addGeneralEntity( String name , String publicId , String systemId , String base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EntityManager.XMLEntit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EntityManager.reset( XMLComponentManager compone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EntityManager.addParameterEntity( String name , String publicId , String systemId , String base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EntityManager.startDocumentEntity( 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EntityManager.setProperty( String propertyId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EntityManager.setFeature( String featureId ,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EntityManager.setEntityHandler( XMLEntityHandler entity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EntityManager.addGeneralEntity( String name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